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65in"/>
    </style:style>
    <style:style style:name="TableColumn3" style:family="table-column">
      <style:table-column-properties style:column-width="1.0576in"/>
    </style:style>
    <style:style style:name="TableColumn4" style:family="table-column">
      <style:table-column-properties style:column-width="1.0472in"/>
    </style:style>
    <style:style style:name="TableColumn5" style:family="table-column">
      <style:table-column-properties style:column-width="2.0986in"/>
    </style:style>
    <style:style style:name="Table1" style:family="table" style:master-page-name="MP0">
      <style:table-properties style:width="6.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margin-bottom="0in" fo:line-height="100%"/>
    </style:style>
    <style:style style:name="T9" style:parent-style-name="Absatz-Standardschriftart" style:family="text">
      <style:text-properties style:font-name="Bookman Old Style" fo:font-size="18pt" style:font-size-asian="18pt" style:font-size-complex="18p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margin-bottom="0in" fo:line-height="100%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T29" style:parent-style-name="Absatz-Standardschriftart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T35" style:parent-style-name="Absatz-Standardschriftart" style:family="text">
      <style:text-properties fo:font-weight="bold" style:font-weight-asian="bold" style:font-weight-complex="bold"/>
    </style:style>
    <style:style style:name="P36" style:parent-style-name="Standard" style:family="paragraph">
      <style:paragraph-properties fo:margin-bottom="0in" fo:line-height="100%"/>
    </style:style>
    <style:style style:name="P37" style:parent-style-name="Standard" style:family="paragraph">
      <style:paragraph-properties fo:margin-bottom="0in" fo:line-height="100%"/>
    </style:style>
    <style:style style:name="T38" style:parent-style-name="Absatz-Standardschriftart" style:family="text">
      <style:text-properties fo:font-weight="bold" style:font-weight-asian="bold" style:font-weight-complex="bold"/>
    </style:style>
    <style:style style:name="P39" style:parent-style-name="Standard" style:family="paragraph">
      <style:paragraph-properties fo:margin-bottom="0in" fo:line-height="100%"/>
    </style:style>
    <style:style style:name="P40" style:parent-style-name="Standard" style:family="paragraph">
      <style:paragraph-properties fo:margin-bottom="0in" fo:line-height="100%"/>
    </style:style>
    <style:style style:name="T41" style:parent-style-name="Absatz-Standardschriftart" style:family="text">
      <style:text-properties fo:font-weight="bold" style:font-weight-asian="bold" style:font-weight-complex="bold"/>
    </style:style>
    <style:style style:name="T42" style:parent-style-name="Absatz-Standardschriftar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6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none" fo:background-color="#CCEC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9">Plantastic</text:span>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<text:span text:style-name="T16">Projektbeschreibung</text:span></text:p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4">
            <text:p text:style-name="P19">Plantastic soll ein einfaches Gartenspiel sein, indem man Pflanzen kaufen, anpflanzen und ernten kann. Wenn man Pflanzen erntet, bekommt man Geld, mit dem man sich neue Pflanzen kaufen kann.<text:s/>Der Benutzer startet mit einem Startkapital von 10$.<text:s/>Das Spiel wird nur aus 9 Feldern bestehen, die bepflanzt werden können.<text:s/>Die Felder sind Quadratische aneinandergereihte Blöcke, welche alle zusammen ein Beet geben.<text:s/><text:line-break/><text:span text:style-name="T20">Der Benutzer wird folgendes Anpflanzen können:</text:span><text:line-break/>- Kartoffeln<text:line-break/>- Mais<text:line-break/>- Tomaten</text:p>
            <text:p text:style-name="P21"><text:span text:style-name="T22">Der Preis der Pflanzen liegt bei:</text:span><text:line-break/>-<text:s/>10$ für Mais<text:line-break/>- 20$ für Tomate<text:line-break/>- 30$ für Kartoffel</text:p>
            <text:p text:style-name="P23"/>
            <text:p text:style-name="P24">Mit jeder gepflanzten Pflanze bekommt der Benutzer das fünffache zurück.<text:line-break/>Beispiel: Wenn der Benutzer einmal Mais pflanzt, bekommt er fünf Maiskolben zurück, welche automatisch verkauf werden.<text:s/></text:p>
            <text:p text:style-name="P25"><text:span text:style-name="T26">Der Preis für den Verkauf liegt bei:</text:span><text:line-break/>- 5$ für Maiskolben<text:line-break/>- 7$ für eine Tomate<text:line-break/>- 10$ für eine Kartoffel<text:s/></text:p>
            <text:p text:style-name="P27"/>
            <text:p text:style-name="P28"><text:span text:style-name="T29">Die Pflanzen sollen nicht direkt verfügbar sein, Weshalb wir eine Wartezeit einrichten wollen:</text:span><text:line-break/>- 30 Sekunden für Mais<text:line-break/>-<text:s/>1 Minute für Tomaten<text:line-break/>- 2 Minuten für Kartoffeln</text:p>
            <text:p text:style-name="P30"/>
            <text:p text:style-name="P31"><text:span text:style-name="T32">Wie das Pflanzen funktioniert:</text:span><text:line-break/>Auf der rechten Seite der Anwendung sollen die Pflanzen untereinander angereiht sein. Der Benutzer kann eine Pflanze anklicken und dann ein Feld, um die Pflanze zu pflanzen.<text:s/></text:p>
            <text:p text:style-name="P33"/>
            <text:p text:style-name="P34"><text:span text:style-name="T35">Wie das Ernten funktioniert:</text:span><text:line-break/>Wenn die Zeit abgelaufen ist, ändert sich das Aussehen der Pflanze und der Benutzer weiss, dass man sie nun ernten kann. Um sie zu ernten, muss die Pflanze angeklickt werden.</text:p>
            <text:p text:style-name="P36"/>
            <text:p text:style-name="P37"><text:span text:style-name="T38">Wie das Verkaufen funktioniert:</text:span><text:line-break/>Der Benutzer muss dafür nichts tun. Wenn die Pflanze angeklickt wird, wird sie automatisch mit dem oben genannten Wert verkauft.<text:s/></text:p>
            <text:p text:style-name="P39"/>
            <text:p text:style-name="P40"><text:span text:style-name="T41">Was unser Spiel nicht sein soll</text:span><text:span text:style-name="T42">:</text:span><text:line-break/>Unser Spiel kann nicht erweitert werden. Es ist ein Spiel ohne Level. Die Pflanzen bleiben dieselben und die Felder werden nicht mehr.<text:s/></text:p>
            <text:p text:style-name="P43"/>
            <text:p text:style-name="P44">Die Entwicklung erfolgt in Unity Version 2021.3.9.f1 und C#.</text:p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Module<text:s/>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P53">306</text:p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4">
            <text:p text:style-name="P56"/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Zusätzlich benötigte Materialien</text:p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P62">Internet und Schulunterlagen, sowie bereits erstellte Projekte in Unity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/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Auftraggeber</text:p>
          </table:table-cell>
          <table:table-cell table:style-name="TableCell69" table:number-columns-spanned="2">
            <text:p text:style-name="P70">Weitere Kontaktpersonen</text:p>
          </table:table-cell>
          <table:covered-table-cell/>
          <table:table-cell table:style-name="TableCell71">
            <text:p text:style-name="P72">Begleitperson BBB</text:p>
          </table:table-cell>
        </table:table-row>
        <table:table-row table:style-name="TableRow73">
          <table:table-cell table:style-name="TableCell74">
            <text:p text:style-name="P75">Daniel Lauk</text:p>
          </table:table-cell>
          <table:table-cell table:style-name="TableCell76" table:number-columns-spanned="2">
            <text:p text:style-name="P77"/>
          </table:table-cell>
          <table:covered-table-cell/>
          <table:table-cell table:style-name="TableCell78">
            <text:p text:style-name="P79">Daniel Lauk<text:s/></text:p>
          </table:table-cell>
        </table:table-row>
        <table:table-row table:style-name="TableRow80">
          <table:table-cell table:style-name="TableCell81" table:number-columns-spanned="4">
            <text:p text:style-name="P82"/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2">
            <text:p text:style-name="P85">Projektleiter</text:p>
          </table:table-cell>
          <table:covered-table-cell/>
          <table:table-cell table:style-name="TableCell86" table:number-columns-spanned="2">
            <text:p text:style-name="P87">Teammitglieder</text:p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P90">Akdemir Eslem</text:p>
          </table:table-cell>
          <table:covered-table-cell/>
          <table:table-cell table:style-name="TableCell91" table:number-columns-spanned="2">
            <text:p text:style-name="P92">Eslem Akdemir, Sanjay Raviraj, Elisa Petit-Sirigu</text:p>
          </table:table-cell>
          <table:covered-table-cell/>
        </table:table-row>
        <table:table-row table:style-name="TableRow93"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2">
            <text:p text:style-name="P98">Termin Projektstart</text:p>
          </table:table-cell>
          <table:covered-table-cell/>
          <table:table-cell table:style-name="TableCell99" table:number-columns-spanned="2">
            <text:p text:style-name="P100">Termin Projektende</text:p>
          </table:table-cell>
          <table:covered-table-cell/>
        </table:table-row>
        <table:table-row table:style-name="TableRow101">
          <table:table-cell table:style-name="TableCell102" table:number-columns-spanned="2">
            <text:p text:style-name="P103">20.12.2022</text:p>
          </table:table-cell>
          <table:covered-table-cell/>
          <table:table-cell table:style-name="TableCell104" table:number-columns-spanned="2">
            <text:p text:style-name="P105">27.02.2023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CH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sa.Petit-Sirigu</meta:initial-creator>
    <dc:creator>Elisa.Petit-Sirigu</dc:creator>
    <meta:creation-date>2022-12-20T09:39:00Z</meta:creation-date>
    <dc:date>2022-12-20T10:31:00Z</dc:date>
    <meta:template xlink:href="Normal.dotm" xlink:type="simple"/>
    <meta:editing-cycles>1</meta:editing-cycles>
    <meta:editing-duration>PT0S</meta:editing-duration>
    <meta:document-statistic meta:page-count="2" meta:paragraph-count="4" meta:word-count="309" meta:character-count="2252" meta:row-count="16" meta:non-whitespace-character-count="1947"/>
  </office:meta>
</office:document-meta>
</file>